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loyer.addFile( String path , InputStream source , JarOutputStream j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apper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apper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addFile( String path , Document source , JarOutputStream j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apper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deploy( InputStream inputStream , String outputName , boolean stripLoggers , Log logger , ServiceManager manage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Wrapper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er.getPortletApplicationNam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er.parseXml( InputStream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apper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InputStream.WrapperIn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